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6edb803" officeooo:paragraph-rsid="070e7259" style:font-size-asian="12pt" style:font-name-complex="David CLM" style:font-size-complex="12pt"/>
    </style:style>
    <style:style style:name="P4"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70ffe80" officeooo:paragraph-rsid="070ffe80" style:font-size-asian="12pt" style:font-name-complex="David CLM" style:font-size-complex="12pt"/>
    </style:style>
    <style:style style:name="P5"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70e7259" officeooo:paragraph-rsid="070e7259" style:font-size-asian="12pt" style:font-name-complex="David CLM" style:font-size-complex="12pt"/>
    </style:style>
    <style:style style:name="P6"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6ea57d1" officeooo:paragraph-rsid="070e7259" style:font-size-asian="12pt" style:font-name-complex="David CLM" style:font-size-complex="12pt"/>
    </style:style>
    <style:style style:name="P7"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ea57d1" officeooo:paragraph-rsid="070e7259" style:font-size-asian="12pt" style:font-name-complex="David CLM" style:font-size-complex="12pt"/>
    </style:style>
    <style:style style:name="P8" style:family="paragraph" style:parent-style-name="Text_20_body">
      <style:paragraph-properties fo:margin-top="0.1965in" fo:margin-bottom="0in" style:contextual-spacing="false" fo:line-height="100%" fo:text-align="end" style:justify-single-word="false" style:writing-mode="rl-tb"/>
      <style:text-properties style:font-name="Liberation Sans2" fo:font-size="12pt" officeooo:paragraph-rsid="071b3be1" style:font-size-asian="12pt" style:font-name-complex="David CLM" style:font-size-complex="12pt"/>
    </style:style>
    <style:style style:name="P9" style:family="paragraph" style:parent-style-name="Text_20_body">
      <style:paragraph-properties fo:margin-top="0.1965in" fo:margin-bottom="0in" style:contextual-spacing="false" fo:line-height="100%" fo:text-align="end" style:justify-single-word="false" style:writing-mode="rl-tb"/>
      <style:text-properties style:text-position="9% 100%" style:font-name="Liberation Sans2" fo:font-size="12pt" officeooo:rsid="06e9eb07" officeooo:paragraph-rsid="071b3be1" style:font-size-asian="12pt" style:font-name-complex="David CLM" style:font-size-complex="12pt"/>
    </style:style>
    <style:style style:name="P10" style:family="paragraph" style:parent-style-name="Text_20_body">
      <style:paragraph-properties fo:margin-top="0.1965in" fo:margin-bottom="0in" style:contextual-spacing="false" fo:line-height="100%" fo:text-align="end" style:justify-single-word="false" style:writing-mode="rl-tb"/>
      <style:text-properties style:text-position="9% 100%" style:font-name="Liberation Sans2" fo:font-size="12pt" officeooo:rsid="072235c0" officeooo:paragraph-rsid="072235c0" style:font-size-asian="12pt" style:font-name-complex="David CLM" style:font-size-complex="12pt"/>
    </style:style>
    <style:style style:name="P11"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6f74256" style:font-size-asian="12pt" style:font-name-complex="David CLM" style:font-size-complex="12pt"/>
    </style:style>
    <style:style style:name="P12"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6f8ab52" style:font-size-asian="12pt" style:font-name-complex="David CLM" style:font-size-complex="12pt"/>
    </style:style>
    <style:style style:name="P13"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034f66" style:font-size-asian="12pt" style:font-name-complex="David CLM" style:font-size-complex="12pt"/>
    </style:style>
    <style:style style:name="P14"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1eb174" style:font-size-asian="12pt" style:font-name-complex="David CLM" style:font-size-complex="12pt"/>
    </style:style>
    <style:style style:name="P15"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f20978" officeooo:paragraph-rsid="06f42392" style:font-size-asian="12pt" style:font-name-complex="David CLM" style:font-size-complex="12pt"/>
    </style:style>
    <style:style style:name="P16"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f20978" officeooo:paragraph-rsid="06f20978" style:font-size-asian="12pt" style:font-name-complex="David CLM" style:font-size-complex="12pt"/>
    </style:style>
    <style:style style:name="P17"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6f74256" officeooo:paragraph-rsid="06f74256" style:letter-kerning="true" style:font-size-asian="12pt" style:font-style-asian="normal" style:font-weight-asian="bold" style:font-name-complex="David CLM" style:font-size-complex="12pt" style:text-emphasize="none"/>
    </style:style>
    <style:style style:name="P18"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6f20978"/>
    </style:style>
    <style:style style:name="P19"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034f66"/>
    </style:style>
    <style:style style:name="P20"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3ee32d"/>
    </style:style>
    <style:style style:name="P21" style:family="paragraph" style:parent-style-name="Default_7e_LT_7e_Gliederung_20_1">
      <style:paragraph-properties fo:margin-top="0.1965in" fo:margin-bottom="0in" style:contextual-spacing="false" fo:line-height="100%" fo:text-align="end" style:justify-single-word="false" style:writing-mode="rl-tb"/>
      <style:text-properties officeooo:rsid="06f9ec6e" officeooo:paragraph-rsid="06f9ec6e"/>
    </style:style>
    <style:style style:name="P22" style:family="paragraph" style:parent-style-name="Text_20_body">
      <style:paragraph-properties fo:line-height="100%"/>
      <style:text-properties style:font-name="David CLM" officeooo:rsid="02d00e5f" officeooo:paragraph-rsid="032aa1da" style:font-name-complex="David CLM"/>
    </style:style>
    <style:style style:name="P23" style:family="paragraph" style:parent-style-name="Default_7e_LT_7e_Gliederung_20_1">
      <style:paragraph-properties fo:margin-top="0in" fo:margin-bottom="0in" style:contextual-spacing="false" fo:line-height="100%" fo:text-align="end" style:justify-single-word="false" style:writing-mode="rl-tb"/>
      <style:text-properties officeooo:paragraph-rsid="06ea0c04"/>
    </style:style>
    <style:style style:name="P24" style:family="paragraph" style:parent-style-name="Default_7e_LT_7e_Gliederung_20_1">
      <style:paragraph-properties fo:margin-top="0in" fo:margin-bottom="0in" style:contextual-spacing="false" fo:line-height="100%" fo:text-align="end" style:justify-single-word="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officeooo:paragraph-rsid="06ea0c04" style:letter-kerning="true" style:font-size-asian="12pt" style:font-style-asian="italic" style:font-weight-asian="normal" style:font-name-complex="David CLM" style:font-size-complex="12pt" style:font-style-complex="italic" style:text-emphasize="none"/>
    </style:style>
    <style:style style:name="P25" style:family="paragraph" style:parent-style-name="Default_7e_LT_7e_Gliederung_20_1">
      <style:paragraph-properties fo:margin-top="0in" fo:margin-bottom="0in" style:contextual-spacing="false" fo:line-height="100%" fo:text-align="end" style:justify-single-word="false" style:writing-mode="rl-tb"/>
      <style:text-properties fo:font-style="normal" officeooo:rsid="071d1b56" officeooo:paragraph-rsid="071d1b56" style:font-style-asian="normal" style:font-style-complex="normal"/>
    </style:style>
    <style:style style:name="P26" style:family="paragraph" style:parent-style-name="Heading_20_2">
      <style:paragraph-properties fo:line-height="100%"/>
      <style:text-properties style:font-name="David CLM" style:font-name-complex="David CLM"/>
    </style:style>
    <style:style style:name="P27" style:family="paragraph" style:parent-style-name="Heading_20_2">
      <style:text-properties fo:font-weight="bold" style:font-weight-asian="bold" style:font-weight-complex="bold"/>
    </style:style>
    <style:style style:name="P28" style:family="paragraph" style:parent-style-name="Heading_20_2">
      <style:text-properties officeooo:rsid="07264569" officeooo:paragraph-rsid="07264569"/>
    </style:style>
    <style:style style:name="P29" style:family="paragraph" style:parent-style-name="Heading_20_2">
      <style:paragraph-properties fo:line-height="100%" fo:text-align="end" style:justify-single-word="false" style:writing-mode="rl-tb"/>
      <style:text-properties style:font-name="David CLM" officeooo:rsid="068d6010" officeooo:paragraph-rsid="07040173" style:font-name-complex="David CLM"/>
    </style:style>
    <style:style style:name="P30" style:family="paragraph" style:parent-style-name="Default_7e_LT_7e_Gliederung_20_1">
      <style:paragraph-properties fo:text-align="end" style:justify-single-word="false" style:writing-mode="rl-tb"/>
      <style:text-properties style:use-window-font-color="true" loext:opacity="0%" style:font-name="David CLM" fo:font-size="12pt" style:font-size-asian="12pt" style:font-name-complex="David CLM" style:font-size-complex="12pt"/>
    </style:style>
    <style:style style:name="P31" style:family="paragraph" style:parent-style-name="Default_7e_LT_7e_Gliederung_20_1">
      <style:paragraph-properties fo:text-align="end" style:justify-single-word="false" style:writing-mode="rl-tb"/>
      <style:text-properties style:use-window-font-color="true" loext:opacity="0%" style:font-name="David CLM" fo:font-size="12pt" officeooo:paragraph-rsid="07349325" style:font-size-asian="12pt" style:font-name-complex="David CLM" style:font-size-complex="12pt"/>
    </style:style>
    <style:style style:name="P32"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97cfc" officeooo:paragraph-rsid="072e764b" style:letter-kerning="true" style:font-size-asian="12pt" style:font-style-asian="normal" style:font-weight-asian="normal" style:font-name-complex="David CLM" style:font-size-complex="12pt" style:text-emphasize="none"/>
    </style:style>
    <style:style style:name="P33"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97cfc" officeooo:paragraph-rsid="07349325" style:letter-kerning="true" style:font-size-asian="12pt" style:font-style-asian="normal" style:font-weight-asian="normal" style:font-name-complex="David CLM" style:font-size-complex="12pt" style:text-emphasize="none"/>
    </style:style>
    <style:style style:name="P34"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c839c" officeooo:paragraph-rsid="07297cfc" style:letter-kerning="true" style:font-size-asian="12pt" style:font-style-asian="normal" style:font-weight-asian="normal" style:font-name-complex="David CLM" style:font-size-complex="12pt" style:text-emphasize="none"/>
    </style:style>
    <style:style style:name="P35"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officeooo:paragraph-rsid="0731bda8" style:letter-kerning="true" style:font-size-asian="12pt" style:font-style-asian="normal" style:font-weight-asian="normal" style:font-name-complex="David CLM" style:font-size-complex="12pt" style:text-emphasize="none"/>
    </style:style>
    <style:style style:name="P36"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officeooo:paragraph-rsid="0733b07a" style:letter-kerning="true" style:font-size-asian="12pt" style:font-style-asian="normal" style:font-weight-asian="normal" style:font-name-complex="David CLM" style:font-size-complex="12pt" style:text-emphasize="none"/>
    </style:style>
    <style:style style:name="P37"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731bda8" style:letter-kerning="true" style:font-size-asian="12pt" style:font-style-asian="normal" style:font-weight-asian="normal" style:font-name-complex="David CLM" style:font-size-complex="12pt" style:text-emphasize="none"/>
    </style:style>
    <style:style style:name="P38"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39" style:family="paragraph" style:parent-style-name="Default_7e_LT_7e_Gliederung_20_1">
      <style:paragraph-properties fo:text-align="center" style:justify-single-word="false" style:writing-mode="lr-tb"/>
      <style:text-properties style:use-window-font-color="true" loext:opacity="0%" style:font-name="David CLM" fo:font-size="12pt" style:font-size-asian="12pt" style:font-name-complex="David CLM" style:font-size-complex="12pt"/>
    </style:style>
    <style:style style:name="P40"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officeooo:paragraph-rsid="071b3be1"/>
    </style:style>
    <style:style style:name="P41"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style:use-window-font-color="true" loext:opacity="0%" style:font-name="David CLM" fo:font-size="12pt" officeooo:rsid="06f20978" officeooo:paragraph-rsid="071b3be1" style:font-size-asian="12pt" style:font-name-complex="David CLM" style:font-size-complex="12pt"/>
    </style:style>
    <style:style style:name="P42" style:family="paragraph" style:parent-style-name="Default_7e_LT_7e_Gliederung_20_1" style:list-style-name="L2">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fdbc4" officeooo:paragraph-rsid="072fdbc4" style:letter-kerning="true" style:font-size-asian="12pt" style:font-style-asian="normal" style:font-weight-asian="normal" style:font-name-complex="David CLM" style:font-size-complex="12pt" style:text-emphasize="none"/>
    </style:style>
    <style:style style:name="P43" style:family="paragraph" style:parent-style-name="Default_7e_LT_7e_Gliederung_20_1" style:list-style-name="L2">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731bda8" style:letter-kerning="true" style:font-size-asian="12pt" style:font-style-asian="normal" style:font-weight-asian="normal" style:font-name-complex="David CLM" style:font-size-complex="12pt" style:text-emphasize="none"/>
    </style:style>
    <style:style style:name="P44" style:family="paragraph" style:parent-style-name="Default_7e_LT_7e_Gliederung_20_1" style:list-style-name="L3">
      <style:paragraph-properties fo:margin-left="0.7874in" fo:margin-right="0in" fo:text-align="start" style:justify-single-word="false" fo:text-indent="0in" style:auto-text-indent="false" style:writing-mode="lr-tb"/>
      <style:text-properties style:font-name="David CLM" fo:font-size="12pt" style:font-size-asian="12pt" style:font-name-complex="David CLM" style:font-size-complex="12pt"/>
    </style:style>
    <style:style style:name="P45" style:family="paragraph" style:parent-style-name="Default_7e_LT_7e_Gliederung_20_1" style:list-style-name="L3">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46" style:family="paragraph" style:parent-style-name="Default_7e_LT_7e_Gliederung_20_1" style:list-style-name="L3">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officeooo:rsid="06ef86a9" officeooo:paragraph-rsid="06ef86a9" style:letter-kerning="true" style:font-size-asian="12pt" style:font-style-asian="normal" style:font-weight-asian="normal" style:font-name-complex="David CLM" style:font-size-complex="12pt" style:text-emphasize="none"/>
    </style:style>
    <style:style style:name="P47" style:family="paragraph" style:parent-style-name="Heading_20_1">
      <style:paragraph-properties fo:margin-top="0.1965in" fo:margin-bottom="0in" style:contextual-spacing="false" fo:line-height="100%" fo:text-align="end" style:justify-single-word="false" style:writing-mode="rl-tb"/>
      <style:text-properties style:font-name="David CLM" officeooo:rsid="06e928d1" officeooo:paragraph-rsid="06e928d1" style:font-name-complex="David CLM"/>
    </style:style>
    <style:style style:name="T1" style:family="text">
      <style:text-properties fo:color="#000000" loext:opacity="1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fo:color="#000000" loext:opacity="100%" style:text-outline="false" style:text-line-through-style="none" style:text-line-through-type="none" fo:font-style="normal" fo:text-shadow="none" style:text-underline-style="none" fo:font-weight="normal" officeooo:rsid="06f17d8c" style:letter-kerning="true"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6ea83c0" style:letter-kerning="tru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7204789"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7"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8"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9" style:family="text">
      <style:text-properties style:text-outline="false" style:text-line-through-style="none" style:text-line-through-type="none" fo:font-style="normal" fo:text-shadow="none" style:text-underline-style="none" officeooo:rsid="06ea83c0" style:letter-kerning="true" style:font-style-asian="normal" style:text-emphasize="none"/>
    </style:style>
    <style:style style:name="T10"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text-emphasize="none"/>
    </style:style>
    <style:style style:name="T11" style:family="text">
      <style:text-properties style:text-outline="false" style:text-line-through-style="none" style:text-line-through-type="none" style:text-position="9% 100%" fo:font-style="normal" fo:text-shadow="none" style:text-underline-style="none" fo:font-weight="normal" officeooo:rsid="06ad59d3" style:letter-kerning="true" style:font-style-asian="normal" style:font-weight-asian="normal" style:text-emphasize="none"/>
    </style:style>
    <style:style style:name="T12" style:family="text">
      <style:text-properties style:text-outline="false" style:text-line-through-style="none" style:text-line-through-type="none" style:text-position="9% 100%" fo:font-style="normal" fo:text-shadow="none" style:text-underline-style="none" fo:font-weight="normal" officeooo:rsid="06ea83c0" style:letter-kerning="true" style:font-style-asian="normal" style:font-weight-asian="normal" style:text-emphasize="none"/>
    </style:style>
    <style:style style:name="T13" style:family="text">
      <style:text-properties style:text-outline="false" style:text-line-through-style="none" style:text-line-through-type="none" style:text-position="9% 100%" fo:font-style="normal" fo:text-shadow="none" style:text-underline-style="none" fo:font-weight="normal" officeooo:rsid="06f254d8" style:letter-kerning="true" style:font-style-asian="normal" style:font-weight-asian="normal" style:text-emphasize="none"/>
    </style:style>
    <style:style style:name="T14" style:family="text">
      <style:text-properties style:text-outline="false" style:text-line-through-style="none" style:text-line-through-type="none" style:text-position="9% 100%" fo:font-style="normal" fo:text-shadow="none" style:text-underline-style="none" fo:font-weight="normal" officeooo:rsid="06f376d8" style:letter-kerning="true" style:font-style-asian="normal" style:font-weight-asian="normal" style:text-emphasize="none"/>
    </style:style>
    <style:style style:name="T15" style:family="text">
      <style:text-properties style:text-outline="false" style:text-line-through-style="none" style:text-line-through-type="none" style:text-position="9% 100%" fo:font-style="normal" fo:text-shadow="none" style:text-underline-style="none" fo:font-weight="normal" officeooo:rsid="06f42392" style:letter-kerning="true" style:font-style-asian="normal" style:font-weight-asian="normal" style:text-emphasize="none"/>
    </style:style>
    <style:style style:name="T16" style:family="text">
      <style:text-properties style:text-outline="false" style:text-line-through-style="none" style:text-line-through-type="none" style:text-position="9% 100%" fo:font-style="normal" fo:text-shadow="none" style:text-underline-style="none" fo:font-weight="normal" officeooo:rsid="06f74256" style:letter-kerning="true" style:font-style-asian="normal" style:font-weight-asian="normal" style:text-emphasize="none"/>
    </style:style>
    <style:style style:name="T17" style:family="text">
      <style:text-properties style:text-outline="false" style:text-line-through-style="none" style:text-line-through-type="none" style:text-position="9% 100%" fo:font-style="normal" fo:text-shadow="none" style:text-underline-style="none" fo:font-weight="normal" officeooo:rsid="06e9eb07" style:letter-kerning="true" style:font-style-asian="normal" style:font-weight-asian="normal" style:text-emphasize="none"/>
    </style:style>
    <style:style style:name="T18" style:family="text">
      <style:text-properties style:text-outline="false" style:text-line-through-style="none" style:text-line-through-type="none" style:text-position="9% 100%" fo:font-style="normal" fo:text-shadow="none" style:text-underline-style="none" fo:font-weight="normal" officeooo:rsid="071e7abc" style:letter-kerning="true" style:font-style-asian="normal" style:font-weight-asian="normal" style:text-emphasize="none"/>
    </style:style>
    <style:style style:name="T19" style:family="text">
      <style:text-properties style:text-outline="false" style:text-line-through-style="none" style:text-line-through-type="none" style:text-position="9% 100%" fo:font-style="normal" fo:text-shadow="none" style:text-underline-style="none" fo:font-weight="normal" officeooo:rsid="071eb174" style:letter-kerning="true" style:font-style-asian="normal" style:font-weight-asian="normal" style:text-emphasize="none"/>
    </style:style>
    <style:style style:name="T20"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text-emphasize="none"/>
    </style:style>
    <style:style style:name="T21" style:family="text">
      <style:text-properties style:text-outline="false" style:text-line-through-style="none" style:text-line-through-type="none" style:text-position="9% 100%" fo:font-style="normal" fo:text-shadow="none" style:text-underline-style="none" fo:font-weight="bold" officeooo:rsid="06f254d8" style:letter-kerning="true" style:font-style-asian="normal" style:font-weight-asian="bold" style:text-emphasize="none"/>
    </style:style>
    <style:style style:name="T22" style:family="text">
      <style:text-properties style:text-outline="false" style:text-line-through-style="none" style:text-line-through-type="none" style:text-position="9% 100%" fo:font-style="normal" fo:text-shadow="none" style:text-underline-style="none" fo:font-weight="bold" officeooo:rsid="06f42392" style:letter-kerning="true" style:font-style-asian="normal" style:font-weight-asian="bold" style:text-emphasize="none"/>
    </style:style>
    <style:style style:name="T23" style:family="text">
      <style:text-properties style:text-outline="false" style:text-line-through-style="none" style:text-line-through-type="none" style:text-position="9% 100%" fo:font-style="normal" fo:text-shadow="none" style:text-underline-style="none" fo:font-weight="bold" officeooo:rsid="06f74256" style:letter-kerning="true" style:font-style-asian="normal" style:font-weight-asian="bold" style:text-emphasize="none"/>
    </style:style>
    <style:style style:name="T24"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25" style:family="text">
      <style:text-properties style:text-outline="false" style:text-line-through-style="none" style:text-line-through-type="none" style:text-position="9% 100%" fo:font-style="normal" fo:text-shadow="none" style:text-underline-style="none" fo:font-weight="bold" officeooo:rsid="06ad59d3" style:letter-kerning="true" style:font-style-asian="normal" style:font-weight-asian="bold" style:font-weight-complex="bold" style:text-emphasize="none"/>
    </style:style>
    <style:style style:name="T26" style:family="text">
      <style:text-properties style:text-outline="false" style:text-line-through-style="none" style:text-line-through-type="none" style:text-position="9% 100%" fo:font-style="italic" fo:text-shadow="none" style:text-underline-style="none" fo:font-weight="bold" officeooo:rsid="06ad59d3" style:letter-kerning="true" style:font-style-asian="italic" style:font-weight-asian="bold" style:font-style-complex="italic" style:text-emphasize="none"/>
    </style:style>
    <style:style style:name="T27" style:family="text">
      <style:text-properties style:text-outline="false" style:text-line-through-style="none" style:text-line-through-type="none" style:text-position="9% 100%" fo:font-style="italic" fo:text-shadow="none" style:text-underline-style="none" fo:font-weight="bold" officeooo:rsid="06f254d8" style:letter-kerning="true" style:font-style-asian="italic" style:font-weight-asian="bold" style:font-style-complex="italic" style:text-emphasize="none"/>
    </style:style>
    <style:style style:name="T28" style:family="text">
      <style:text-properties style:text-outline="false" style:text-line-through-style="none" style:text-line-through-type="none" style:text-position="9% 100%" fo:font-style="italic" fo:text-shadow="none" style:text-underline-style="none" fo:font-weight="normal" style:letter-kerning="true" style:font-style-asian="italic" style:font-weight-asian="normal" style:font-style-complex="italic" style:text-emphasize="none"/>
    </style:style>
    <style:style style:name="T29"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3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3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9eb07" style:letter-kerning="true" style:font-size-asian="12pt" style:font-style-asian="normal" style:font-weight-asian="normal" style:font-name-complex="David CLM" style:font-size-complex="12pt" style:text-emphasize="none"/>
    </style:style>
    <style:style style:name="T3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a0c04" style:letter-kerning="true" style:font-size-asian="12pt" style:font-style-asian="normal" style:font-weight-asian="normal" style:font-name-complex="David CLM" style:font-size-complex="12pt" style:text-emphasize="none"/>
    </style:style>
    <style:style style:name="T3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3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1e06f" style:letter-kerning="true" style:font-size-asian="12pt" style:font-style-asian="normal" style:font-weight-asian="normal" style:font-name-complex="David CLM" style:font-size-complex="12pt" style:text-emphasize="none"/>
    </style:style>
    <style:style style:name="T3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34f66" style:letter-kerning="true" style:font-size-asian="12pt" style:font-style-asian="normal" style:font-weight-asian="normal" style:font-name-complex="David CLM" style:font-size-complex="12pt" style:text-emphasize="none"/>
    </style:style>
    <style:style style:name="T3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80644" style:letter-kerning="true" style:font-size-asian="12pt" style:font-style-asian="normal" style:font-weight-asian="normal" style:font-name-complex="David CLM" style:font-size-complex="12pt" style:text-emphasize="none"/>
    </style:style>
    <style:style style:name="T3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d1b56" style:letter-kerning="true" style:font-size-asian="12pt" style:font-style-asian="normal" style:font-weight-asian="normal" style:font-name-complex="David CLM" style:font-size-complex="12pt" style:text-emphasize="none"/>
    </style:style>
    <style:style style:name="T3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e7abc" style:letter-kerning="true" style:font-size-asian="12pt" style:font-style-asian="normal" style:font-weight-asian="normal" style:font-name-complex="David CLM" style:font-size-complex="12pt" style:text-emphasize="none"/>
    </style:style>
    <style:style style:name="T3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93115" style:letter-kerning="true" style:font-size-asian="12pt" style:font-style-asian="normal" style:font-weight-asian="normal" style:font-name-complex="David CLM" style:font-size-complex="12pt" style:text-emphasize="none"/>
    </style:style>
    <style:style style:name="T4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b29d7" style:letter-kerning="true" style:font-size-asian="12pt" style:font-style-asian="normal" style:font-weight-asian="normal" style:font-name-complex="David CLM" style:font-size-complex="12pt" style:text-emphasize="none"/>
    </style:style>
    <style:style style:name="T4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ef820" style:letter-kerning="true" style:font-size-asian="12pt" style:font-style-asian="normal" style:font-weight-asian="normal" style:font-name-complex="David CLM" style:font-size-complex="12pt" style:text-emphasize="none"/>
    </style:style>
    <style:style style:name="T4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dda70" style:letter-kerning="true" style:font-size-asian="12pt" style:font-style-asian="normal" style:font-weight-asian="normal" style:font-name-complex="David CLM" style:font-size-complex="12pt" style:text-emphasize="none"/>
    </style:style>
    <style:style style:name="T4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cf7b6" style:letter-kerning="true" style:font-size-asian="12pt" style:font-style-asian="normal" style:font-weight-asian="normal" style:font-name-complex="David CLM" style:font-size-complex="12pt" style:text-emphasize="none"/>
    </style:style>
    <style:style style:name="T4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ee32d" style:letter-kerning="true" style:font-size-asian="12pt" style:font-style-asian="normal" style:font-weight-asian="normal" style:font-name-complex="David CLM" style:font-size-complex="12pt" style:text-emphasize="none"/>
    </style:style>
    <style:style style:name="T4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c78dd" style:letter-kerning="true" style:font-size-asian="12pt" style:font-style-asian="normal" style:font-weight-asian="normal" style:font-name-complex="David CLM" style:font-size-complex="12pt" style:text-emphasize="none"/>
    </style:style>
    <style:style style:name="T4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4ded9" style:letter-kerning="true" style:font-size-asian="12pt" style:font-style-asian="normal" style:font-weight-asian="normal" style:font-name-complex="David CLM" style:font-size-complex="12pt" style:text-emphasize="none"/>
    </style:style>
    <style:style style:name="T4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93115" style:letter-kerning="true" style:font-name-asian="DejaVu Sans" style:font-size-asian="12pt" style:font-style-asian="normal" style:font-weight-asian="normal" style:font-name-complex="David CLM" style:font-size-complex="12pt" style:text-emphasize="none"/>
    </style:style>
    <style:style style:name="T4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45f0c" style:letter-kerning="true" style:font-name-asian="DejaVu Sans" style:font-size-asian="12pt" style:font-style-asian="normal" style:font-weight-asian="normal" style:font-name-complex="David CLM" style:font-size-complex="12pt" style:text-emphasize="none"/>
    </style:style>
    <style:style style:name="T49"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50"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style:letter-kerning="true" style:font-size-asian="12pt" style:font-style-asian="italic" style:font-weight-asian="normal" style:font-name-complex="David CLM" style:font-size-complex="12pt" style:font-style-complex="italic" style:text-emphasize="none"/>
    </style:style>
    <style:style style:name="T51"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1df493" style:letter-kerning="true" style:font-size-asian="12pt" style:font-style-asian="italic" style:font-weight-asian="normal" style:font-name-complex="David CLM" style:font-size-complex="12pt" style:font-style-complex="italic" style:text-emphasize="none"/>
    </style:style>
    <style:style style:name="T52" style:family="text">
      <style:text-properties style:use-window-font-color="true" loext:opacity="0%" style:text-outline="false" style:text-line-through-style="none" style:text-line-through-type="none" style:font-name="David CLM" fo:font-size="12pt" fo:text-shadow="none" style:text-underline-style="none" fo:font-weight="normal" style:letter-kerning="true" style:font-size-asian="12pt" style:font-weight-asian="normal" style:font-name-complex="David CLM" style:font-size-complex="12pt" style:text-emphasize="none"/>
    </style:style>
    <style:style style:name="T53" style:family="text">
      <style:text-properties style:use-window-font-color="true" loext:opacity="0%" style:text-outline="false" style:text-line-through-style="none" style:text-line-through-type="none" style:font-name="David CLM" fo:font-size="12pt" fo:text-shadow="none" style:text-underline-style="none" fo:font-weight="normal" officeooo:rsid="071df493" style:letter-kerning="true" style:font-size-asian="12pt" style:font-weight-asian="normal" style:font-name-complex="David CLM" style:font-size-complex="12pt" style:text-emphasize="none"/>
    </style:style>
    <style:style style:name="T54"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428a45" style:letter-kerning="true" style:font-name-asian="DejaVu Sans" style:font-size-asian="12pt" style:font-style-asian="normal" style:font-weight-asian="normal" style:font-name-complex="David CLM" style:font-size-complex="12pt" style:text-emphasize="none"/>
    </style:style>
    <style:style style:name="T55"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font-style-complex="normal" style:text-emphasize="none"/>
    </style:style>
    <style:style style:name="T56"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text-emphasize="none"/>
    </style:style>
    <style:style style:name="T57" style:family="text">
      <style:text-properties style:use-window-font-color="true" loext:opacity="0%" style:text-outline="false" style:text-line-through-style="none" style:text-line-through-type="none" style:font-name="David CLM" fo:font-style="normal" fo:text-shadow="none" style:text-underline-style="none" fo:font-weight="normal" officeooo:rsid="06e9eb07" style:letter-kerning="true" style:font-style-asian="normal" style:font-weight-asian="normal" style:text-emphasize="none"/>
    </style:style>
    <style:style style:name="T58" style:family="text">
      <style:text-properties style:use-window-font-color="true" loext:opacity="0%" style:text-outline="false" style:text-line-through-style="none" style:text-line-through-type="none" style:font-name="David CLM" fo:font-style="italic" fo:text-shadow="none" style:text-underline-style="none" fo:font-weight="normal" style:letter-kerning="true" style:font-style-asian="italic" style:font-weight-asian="normal" style:text-emphasize="none"/>
    </style:style>
    <style:style style:name="T59" style:family="text">
      <style:text-properties style:use-window-font-color="true" loext:opacity="0%" style:text-outline="false" style:text-line-through-style="none" style:text-line-through-type="none" style:font-name="David CLM" fo:font-style="italic" fo:text-shadow="none" style:text-underline-style="none" fo:font-weight="normal" officeooo:rsid="06e9eb07" style:letter-kerning="true" style:font-style-asian="italic" style:font-weight-asian="normal" style:text-emphasize="none"/>
    </style:style>
    <style:style style:name="T60" style:family="text">
      <style:text-properties style:use-window-font-color="true" loext:opacity="0%" style:text-outline="false" style:text-line-through-style="none" style:text-line-through-type="none" style:text-position="9% 100%" style:font-name="David CLM" fo:font-style="normal" fo:text-shadow="none" style:text-underline-style="none" fo:font-weight="normal" officeooo:rsid="06e9eb07" style:letter-kerning="true" style:font-style-asian="normal" style:font-weight-asian="normal" style:text-emphasize="none"/>
    </style:style>
    <style:style style:name="T61"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20978" style:letter-kerning="true" style:font-size-asian="12pt" style:font-style-asian="normal" style:font-weight-asian="normal" style:font-name-complex="David CLM" style:font-size-complex="12pt" style:text-emphasize="none"/>
    </style:style>
    <style:style style:name="T62"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63" style:family="text">
      <style:text-properties officeooo:rsid="070d3f0b"/>
    </style:style>
    <style:style style:name="T64" style:family="text">
      <style:text-properties style:text-position="9% 100%"/>
    </style:style>
    <style:style style:name="T65" style:family="text">
      <style:text-properties style:text-position="9% 100%" officeooo:rsid="06edb803"/>
    </style:style>
    <style:style style:name="T66" style:family="text">
      <style:text-properties style:text-position="9% 100%" officeooo:rsid="070ddfaf"/>
    </style:style>
    <style:style style:name="T67" style:family="text">
      <style:text-properties style:text-position="9% 100%" officeooo:rsid="071badd8"/>
    </style:style>
    <style:style style:name="T68" style:family="text">
      <style:text-properties officeooo:rsid="070e7259"/>
    </style:style>
    <style:style style:name="T69" style:family="text">
      <style:text-properties officeooo:rsid="070ffe80"/>
    </style:style>
    <style:style style:name="T70" style:family="text">
      <style:text-properties fo:font-weight="bold" style:font-weight-asian="bold"/>
    </style:style>
    <style:style style:name="T71" style:family="text">
      <style:text-properties fo:font-weight="bold" style:font-weight-asian="bold" style:font-weight-complex="bold"/>
    </style:style>
    <style:style style:name="T72" style:family="text">
      <style:text-properties fo:font-weight="bold" officeooo:rsid="070ffe80" style:font-weight-asian="bold" style:font-weight-complex="bold"/>
    </style:style>
    <style:style style:name="T73" style:family="text">
      <style:text-properties officeooo:rsid="07241bca"/>
    </style:style>
    <style:style style:name="T74" style:family="text">
      <style:text-properties officeooo:rsid="0731a643"/>
    </style:style>
    <style:style style:name="T75" style:family="text">
      <style:text-properties officeooo:rsid="0731bda8"/>
    </style:style>
    <style:style style:name="T76" style:family="text">
      <style:text-properties fo:language="en" fo:country="US"/>
    </style:style>
    <style:style style:name="T77" style:family="text">
      <style:text-properties style:text-position="-32% 100%"/>
    </style:style>
    <style:style style:name="T78" style:family="text">
      <style:text-properties style:text-position="-32% 100%" fo:font-style="italic" style:font-style-asian="italic"/>
    </style:style>
    <style:style style:name="T79" style:family="text">
      <style:text-properties style:text-position="-32% 100%" fo:font-style="italic" fo:font-weight="bold" style:font-style-asian="italic" style:font-weight-asian="bold"/>
    </style:style>
    <style:style style:name="T80" style:family="text">
      <style:text-properties style:text-position="-32% 100%" fo:font-weight="bold" style:font-weight-asian="bold"/>
    </style:style>
    <style:style style:name="T81" style:family="text">
      <style:text-properties fo:font-style="italic" style:font-style-asian="italic"/>
    </style:style>
    <style:style style:name="T82" style:family="text">
      <style:text-properties fo:font-style="italic" fo:font-weight="bold" style:font-style-asian="italic" style:font-weight-asian="bol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חלוקה הוגנת <text:span text:style-name="T63">עם שיתוף מינימלי</text:span></text:h>
      <text:p text:style-name="P5">עד עכשיו ראינו כמה דרכים להתמודד עם חלוקה הוגנת של חפצים בדידים:</text:p>
      <text:p text:style-name="P6">(1) שימוש בכסף כדי למנוע קנאה - ראינו דוגמה לזה בבעיית חלוקת שכר-הדירה.</text:p>
      <text:p text:style-name="P3"><text:span text:style-name="T64">(</text:span><text:span text:style-name="T68">2</text:span><text:span text:style-name="T64">) </text:span><text:span text:style-name="T68">חלוקה הוגנת-בקירוב – אלגוריתם גרף-הקנאה</text:span><text:span text:style-name="T64">.</text:span></text:p>
      <text:p text:style-name="P7"><text:span text:style-name="T64">(3) </text:span><text:span text:style-name="T67">פתרון נוסף הוא </text:span><text:span text:style-name="T65">חלוקה בגורל - שיטה מעניינת ומעשית, החל מחלוקת ארץ ישראל בימי משה רבנו ויהושע בן-נון, ועד ל"מחיר למשתכן" בימי משה כחלון. דיון בשיטה זו דורש ידע </text:span><text:span text:style-name="T66">רב</text:span><text:span text:style-name="T65"> בהסתברות, ולכן נשאיר</text:span><text:span text:style-name="T66">ו </text:span><text:span text:style-name="T65">לקורס אחר.</text:span></text:p>
      <text:p text:style-name="P4">אבל מה אם אנחנו לא רוצים להשתמש בכסף (למשל משיקולי מס), והחפצים יקרים מכדי שיהיה אפשר להסתפק בהגינות "בערך" או בהגרלה?</text:p>
      <text:p text:style-name="P4">במצב זה, הפתרון המקובל הוא להשאיר חלק מהחפצים בבעלות משותפת. למשל בחלוקת ירושות, אם יש שני יורשים ושלוש דירות, אז כל אחד יקבל דירה, והדירה השלישית תהיה משותפת, כשאחוזי-הבעלות ייקבעו לפי השווי של הדירות האחרות.</text:p>
      <text:p text:style-name="P4">כיוון ששיתוף הוא דבר יקר ולא נוח, אנחנו רוצים לשתף כמה שפחות, והשאלה היא – <text:span text:style-name="T71">מהו המספר הקטן ביותר של חפצים שצריך לשתף, על-מנת להשיג חלוקה הוגנת ויעילה?</text:span></text:p>
      <text:p text:style-name="P24"/>
      <text:p text:style-name="P25"><text:span text:style-name="T52">בשלב ראשון נניח שיש לנו רק שני אנשים. </text:span><text:span text:style-name="T53">קל לראות, שבמקרים מסויימים חייבים לשתף חפץ אחד (למשל, אם יש רק חפץ אחד עם ערך גדול מאד, ולכל שאר החפצים ערך קטן משמעותית). האם </text:span><text:span text:style-name="T51">תמיד </text:span><text:span text:style-name="T53">אפשר להשיג חלוקה הוגנת ויעילה עם שיתוף חפץ אחד בלבד?</text:span></text:p>
      <text:p text:style-name="P24"/>
      <text:p text:style-name="P23"><text:span text:style-name="T50">ניסיון ראשון</text:span><text:span text:style-name="T32">: נסדר את כל </text:span><text:span text:style-name="T38">החפצים </text:span><text:span text:style-name="T32">בשורה ונתייחס אליהם כמו עוגה. נבקש </text:span><text:span text:style-name="T37">מאדם אחד </text:span><text:span text:style-name="T32">לחתוך </text:span><text:span text:style-name="T37">ומהשני </text:span><text:span text:style-name="T32">לבחור (או להיפך). בשיטה זו </text:span><text:span text:style-name="T30">אין קנאה</text:span><text:span text:style-name="T32">, ולכל היותר</text:span><text:span text:style-name="T30"> חפץ אחד נחתך</text:span><text:span text:style-name="T32">. אבל החלוקה לא בהכרח יעילה פארטו (קל למצוא דוגמאות לכך).</text:span></text:p>
      <text:p text:style-name="P24"/>
      <text:p text:style-name="P23"><text:span text:style-name="T50">ניסיון שני</text:span><text:span text:style-name="T32">: </text:span><text:span text:style-name="T30">כל חפץ נמסר למי </text:span><text:span text:style-name="T32">שמייחס לו את הניקוד הגבוה ביותר. החלוקה ממקסמת את סכום הערכים, ולכן היא יעילה פארטו (כמו שהוכחנו בעבר), אבל יש קנאה (קל למצוא דוגמאות לכך).</text:span></text:p>
      <text:p text:style-name="P14"><text:span text:style-name="T26">ניסיון שלישי</text:span><text:span text:style-name="T11">: </text:span><text:span text:style-name="T12">נתייחס </text:span><text:span text:style-name="T19">ל</text:span><text:span text:style-name="T18">חפצים</text:span><text:span text:style-name="T12"> כמו לסחורות, ונמצא חלוקה הממקסמת את </text:span><text:span text:style-name="T11">מכפלת הערכים.</text:span><text:span text:style-name="T12"> כפי שהוכחנו, החלוקה תהיה ללא קנאה וגם יעילה </text:span><text:span text:style-name="T3">פארטו; אבל</text:span><text:span text:style-name="T4">,</text:span><text:span text:style-name="T3"> לא </text:span><text:span text:style-name="T5">בטוח שייחתך רק חפץ אחד</text:span><text:span text:style-name="T3">.</text:span></text:p>
      <text:p text:style-name="P27"><text:span text:style-name="T9">א</text:span><text:span text:style-name="T8">לגוריתם המנצח המתוקן</text:span></text:p>
      <text:p text:style-name="P10">למרבה השמחה, קיים אלגוריתם לשני אנשים, המוצא חלוקה הוגנת ויעילה פארטו עם <text:span text:style-name="T73">שיתוף </text:span><text:span text:style-name="T72">חפץ אחד </text:span><text:span text:style-name="T69">לכל היותר – המינימום האפשרי.</text:span></text:p>
      <text:p text:style-name="P9"><text:span text:style-name="T69">האלגוריתם </text:span>משמש לא רק לחלוקה של חפצים אלא גם לחלוקה של נושאים שיש עליהם מחלוקת, כמו למשל במשפטי גירושין או פירוק שותפויות. האלגוריתם יכול לשמש לגישור ולמציאת פתרון שיהיה טוב לשני הצדדים, ולכן הוא נקרא "the win-win solution" או "adjusted winner" (המנצח המתוקן).</text:p>
      <text:p text:style-name="P8"><text:span text:style-name="T60">האלגוריתם מתייחס ל</text:span><text:span text:style-name="T56">שני שותפים</text:span><text:span text:style-name="T57">/בני זוג</text:span><text:span text:style-name="T58"> </text:span><text:span text:style-name="T59">הרוצים להיפרד </text:span><text:span text:style-name="T58">(</text:span><text:span text:style-name="T59">לצורך הדיון נקרא להם "</text:span><text:span text:style-name="T58">דונאלד</text:span><text:span text:style-name="T59">"</text:span><text:span text:style-name="T58"> ו</text:span><text:span text:style-name="T59">"</text:span><text:span text:style-name="T58">איואנה</text:span><text:span text:style-name="T59">"</text:span><text:span text:style-name="T58">)</text:span><text:span text:style-name="T56">.</text:span><text:span text:style-name="T57"> יש </text:span><text:span text:style-name="T55">m</text:span><text:span text:style-name="T58"> </text:span><text:span text:style-name="T56">חפצים או נושאים שיש עליהם מחלוקת</text:span><text:span text:style-name="T57">. </text:span><text:span text:style-name="T56">כל שותף מייחס ערך </text:span><text:span text:style-name="T57">שונה </text:span><text:span text:style-name="T56">לכל נושא</text:span><text:span text:style-name="T57">; הערכים נמדדים באחוזים (כך שעבור כל שותף, סכום הערכים של כל החפצים הוא 100). </text:span><text:span text:style-name="T56">האתגר </text:span><text:span text:style-name="T57">הוא</text:span><text:span text:style-name="T56"> להחליט מי יקבל כל חפץ/נושא כך ש</text:span><text:span text:style-name="T57">יתקיימו התכונות הבאות:</text:span></text:p>
      <text:list xml:id="list4214366325" text:style-name="L1">
        <text:list-item>
          <text:p text:style-name="P40"><text:span text:style-name="T31">אין </text:span><text:span text:style-name="T30">קנאה</text:span><text:span text:style-name="T31">;</text:span></text:p>
        </text:list-item>
        <text:list-item>
          <text:p text:style-name="P40"><text:span text:style-name="T30">התוצאה </text:span><text:span text:style-name="T31">היא </text:span><text:span text:style-name="T30">יעילה</text:span><text:span text:style-name="T31">-</text:span><text:span text:style-name="T30">פארטו</text:span><text:span text:style-name="T31">;</text:span></text:p>
        </text:list-item>
        <text:list-item>
          <text:p text:style-name="P41"><text:span text:style-name="T17">צריך </text:span><text:span text:style-name="T10">לחתוך חפץ אחד לכל היותר.</text:span></text:p>
        </text:list-item>
      </text:list>
      <text:p text:style-name="P16"><text:span text:style-name="T10">האלגוריתם פותח ע"י אלן טיילור (מתמטיקאי) וסטיבן בראמס (פרופסור למדעי המדינה). בנוסף ל-3 התכונות שלמעלה, הוא מקיים תכונה נוספת - שיוויוניות (equitability) - סכום הנקודות של כל שחקן יהיה שווה.</text:span><text:span text:style-name="T13"> התיאור כאן שונה ופשוט יותר מהתיאור המקורי.</text:span></text:p>
      <text:p text:style-name="P15"><text:span text:style-name="T10">צעד </text:span><text:span text:style-name="T14">א</text:span><text:span text:style-name="T10">. עבור כל חפץ, חשב את </text:span><text:span text:style-name="T28">יחס הניקוד</text:span><text:span text:style-name="T10"> בין </text:span><text:span text:style-name="T15">דונאלד לאיואנה. </text:span><text:span text:style-name="T10">סדר </text:span><text:span text:style-name="T13">את החפצים </text:span><text:span text:style-name="T10">מימין לשמאל </text:span><text:span text:style-name="T27">בסדר עולה </text:span><text:span text:style-name="T21">של </text:span><text:span text:style-name="T20">יחס זה - כך שבצד ימין נמצאים החפצים </text:span><text:span text:style-name="T22">שאיואנה מייחסת להם ניקוד גבוה יותר, </text:span><text:span text:style-name="T20">ובצד שמאל - החפצים </text:span><text:span text:style-name="T22">שדונאלד </text:span><text:span text:style-name="T20">מייחס להם ערך גבוה יותר.</text:span></text:p>
      <text:p text:style-name="P17">צעד ב. איתחול: תן את כל החפצים לדונאלד.</text:p>
      <text:p text:style-name="P11"><text:span text:style-name="T23">צעד ג. עבור על החפצים מימין לשמאל. העבר חפץ אחר חפץ לאיואנה. חשב את סכום הנקודות שאיואנה מייחסת לחפצים שברשותה, ואת סכום הנקודות שדונאלד מייחס לחפצים שברשותו.</text:span><text:span text:style-name="T11"> </text:span><text:span text:style-name="T16">אם הסכומים של שני השחקנים שוים - סיים. </text:span></text:p>
      <text:p text:style-name="P18"><text:span text:style-name="T61">צעד </text:span><text:span text:style-name="T62">ד</text:span><text:span text:style-name="T30">. אם </text:span><text:span text:style-name="T33">הגעת לחפץ, שאם יתנו אותו לאיואנה - סכום הנקודות שלה יהיה גדול יותר, ואם יתנו אותו לדונאלד - סכום הנקודות שלו יהיה גדול יותר, חלק אותו ביחס שיגרום לסכום הנקודות להיות שווה (פתרון משוואה בנעלם אחד).</text:span></text:p>
      <text:p text:style-name="P21"><text:span text:style-name="T33">ל</text:span><text:span text:style-name="T30">הדגמה, ראו בגליון </text:span><text:span text:style-name="T34">האלקטרו</text:span><text:span text:style-name="T36">ני </text:span><text:span text:style-name="T30">winner.ods.</text:span></text:p>
      <text:p text:style-name="P12"><text:span text:style-name="T25">משפט</text:span><text:span text:style-name="T11">: אלגוריתם “המנצח המתוקן” מחזיר תמיד חלוקה יעילה פארטו.</text:span></text:p>
      <text:p text:style-name="P20"><text:span text:style-name="T49">הוכחה</text:span><text:span text:style-name="T30">: יהי r יחס-הניקוד של החפץ </text:span><text:span text:style-name="T41">שנחתך (או, אם אף חפץ לא נחתך - החפץ האחרון שהועבר מדונאלד לאיואנה).</text:span><text:span text:style-name="T35"> </text:span><text:span text:style-name="T30">נכפיל את הניקוד של </text:span><text:span text:style-name="T42">איואנה </text:span><text:span text:style-name="T30">ב-r. <text:s/></text:span><text:span text:style-name="T43">כיוון שהחפצים סודרו בסדר עולה של יחס הערכים,</text:span><text:span text:style-name="T41"> </text:span><text:span text:style-name="T30">בחלוקה הסופית, כל חפץ נמסר למי שנותן לו ניקוד מירבי </text:span><text:span text:style-name="T43">(עבור החפצים שכבר הועברו לאיוואנה, הניקוד של איוואנה </text:span><text:span text:style-name="T46">אחרי ההכפלה</text:span><text:span text:style-name="T43"> גדול יותר; עבור החפץ שנחתך, הניקוד של שניהם שווה; עבור </text:span><text:span text:style-name="T44">החפצים שנשארו אצל דונאלד, הניקוד של דונאלד גדול יותר).</text:span><text:span text:style-name="T35"> </text:span><text:span text:style-name="T30">מכאן</text:span><text:span text:style-name="T45">,</text:span><text:span text:style-name="T30"> </text:span><text:span text:style-name="T45">ש</text:span><text:span text:style-name="T30">החלוקה הסופית ממקסמת </text:span><text:span text:style-name="T35">את ה</text:span><text:span text:style-name="T30">סכום: <text:s/>r*v[</text:span><text:span text:style-name="T54">ivana</text:span><text:span text:style-name="T30">] + v[</text:span><text:span text:style-name="T54">donald</text:span><text:span text:style-name="T30">].</text:span><text:span text:style-name="T35"> <text:s/>כפי שהוכחנו בהרצאה קודמת, חלוקה הממקסמת </text:span><text:span text:style-name="T48">את סכום הערכים, או סכום של פונקציה עולה כלשהי של הערכים, </text:span><text:span text:style-name="T35">היא יעילה פארטו. ***</text:span></text:p>
      <text:p text:style-name="P13"><text:span text:style-name="T6">משפט</text:span><text:span text:style-name="T3">: אלגוריתם “המנצח המתוקן” מחזיר תמיד חלוקה ללא קנאה.</text:span></text:p>
      <text:p text:style-name="P19"><text:span text:style-name="T49">הוכחה</text:span><text:span text:style-name="T30">: לשני השותפים ניקוד שווה. </text:span><text:span text:style-name="T35"><text:s/></text:span><text:span text:style-name="T30">אילו הניקוד היה קטן מ-50, הם היו יכולים להתחלף וזה היה שיפור פארטו – סתירה למשפט הקודם. </text:span><text:span text:style-name="T39">מכאן שהניקוד של שניהם </text:span><text:span text:style-name="T47">הוא לפחות </text:span><text:span text:style-name="T39">50. כיוון שהסכום של כל אחד הוא 100, הערך שכל אחד מהם מייחס לסל של השחקן השני הוא לכל היותר 50, </text:span><text:span text:style-name="T40">ולכן אין קנאה</text:span><text:span text:style-name="T39">. </text:span><text:span text:style-name="T30">***</text:span></text:p>
      <text:p text:style-name="P38"/>
      <text:p text:style-name="P28">שיתוף מינימלי</text:p>
      <text:p text:style-name="P38"><text:span text:style-name="T64">א</text:span>לגוריתם "המנצח המתוקן" מחזיר חלוקה יעילה והוגנת עם שיתוף של <text:span text:style-name="T70">חפץ אחד לכל היותר</text:span>.</text:p>
      <text:p text:style-name="P30"><text:span text:style-name="T3">שיתוף זה לא נוח. לכן נעדיף חלוקה יעילה והוגנת </text:span><text:span text:style-name="T7">בלי שיתוף בכלל</text:span><text:span text:style-name="T3">, אם אפשר.</text:span></text:p>
      <text:p text:style-name="P30"><text:span text:style-name="T6">משפט</text:span><text:span text:style-name="T3">: </text:span><text:span text:style-name="T29">כל </text:span><text:span text:style-name="T3">חלוקה יעילה פארטו בין שני אנשים, מתקבלת ע"י סידור החפצים </text:span><text:span text:style-name="T29">בסדר עולה של יחס הערכים</text:span><text:span text:style-name="T3">, ו"חיתוך" הסדרה בנקודה כלשהי.</text:span></text:p>
      <text:p text:style-name="P30"><text:span text:style-name="T3">(</text:span><text:span text:style-name="T6">מסקנה</text:span><text:span text:style-name="T3">: אם יחס-הערכים הוא שונה לכל חפץ, אז אלגוריתם "המנצח המתוקן" ימצא חלוקה יעילה-פארטו וללא-קנאה בלי שיתוף כלל, אם-ורק-אם קיימת חלוקה כזאת!).</text:span></text:p>
      <text:p text:style-name="P31"><text:span text:style-name="T24">ה</text:span><text:span text:style-name="T6">וכחת המשפט</text:span><text:span text:style-name="T3">: </text:span></text:p>
      <text:p text:style-name="P33">נניח שדונאלד קיבל את חפץ 1 או חלק ממנו, ואיוואנה קיבלה את חפץ 2 או חלק ממנו, ויחס הערכים הוא לא לפי הסדר הנכון:</text:p>
      <text:p text:style-name="P39"><text:span text:style-name="T81">r</text:span><text:span text:style-name="T78">1</text:span><text:span text:style-name="T81"> = v</text:span><text:span text:style-name="T78">d</text:span><text:span text:style-name="T77">1 </text:span>/ <text:span text:style-name="T81">v</text:span><text:span text:style-name="T78">i</text:span><text:span text:style-name="T77">1</text:span> &lt; <text:span text:style-name="T81">v</text:span><text:span text:style-name="T78">d</text:span><text:span text:style-name="T77">2 </text:span>/ <text:span text:style-name="T81">v</text:span><text:span text:style-name="T78">i</text:span><text:span text:style-name="T77">2 </text:span>= <text:span text:style-name="T81">r</text:span><text:span text:style-name="T77">2</text:span></text:p>
      <text:p text:style-name="P39"><text:span text:style-name="T81"><text:s/>v</text:span><text:span text:style-name="T78">d</text:span><text:span text:style-name="T77">1 </text:span>/<text:span text:style-name="T81">v</text:span><text:span text:style-name="T78">d</text:span><text:span text:style-name="T77">2 <text:s text:c="2"/></text:span>&lt; <text:s/><text:span text:style-name="T81">v</text:span><text:span text:style-name="T78">i</text:span><text:span text:style-name="T77">1</text:span> / <text:span text:style-name="T81">v</text:span><text:span text:style-name="T78">i</text:span><text:span text:style-name="T77">2 </text:span></text:p>
      <text:p text:style-name="P30">נעביר קצת (<text:span text:style-name="T81">y</text:span>) חפץ 1 מדונאלד לאיוואנה, בתמורה לקצת (<text:span text:style-name="T81">z</text:span>) חפץ 2, כאשר:</text:p>
      <text:p text:style-name="P39"><text:s/><text:span text:style-name="T81">v</text:span><text:span text:style-name="T78">d</text:span><text:span text:style-name="T77">1 </text:span>/<text:span text:style-name="T81">v</text:span><text:span text:style-name="T78">d</text:span><text:span text:style-name="T77">2 </text:span>&lt; <text:span text:style-name="T81"><text:s/>z</text:span> / <text:span text:style-name="T81">y &lt; v</text:span><text:span text:style-name="T78">i</text:span><text:span text:style-name="T77">1</text:span> / <text:span text:style-name="T81">v</text:span><text:span text:style-name="T78">i</text:span><text:span text:style-name="T77">2</text:span></text:p>
      <text:p text:style-name="P30">זה שיפור פארטו (חזק), כי:</text:p>
      <text:p text:style-name="P39"><text:span text:style-name="T82">z v</text:span><text:span text:style-name="T79">d</text:span><text:span text:style-name="T80">2 <text:s text:c="2"/></text:span><text:span text:style-name="T70">&gt; </text:span><text:span text:style-name="T82">y</text:span><text:span text:style-name="T70"> </text:span><text:span text:style-name="T82">v</text:span><text:span text:style-name="T79">d</text:span><text:span text:style-name="T80">1 <text:s text:c="28"/></text:span><text:span text:style-name="T82">y v</text:span><text:span text:style-name="T79">i</text:span><text:span text:style-name="T80">1 <text:s text:c="2"/></text:span><text:span text:style-name="T70">&gt; </text:span><text:span text:style-name="T82">z</text:span><text:span text:style-name="T70"> </text:span><text:span text:style-name="T82">v</text:span><text:span text:style-name="T79">i2</text:span><text:span text:style-name="T80"> <text:s text:c="2"/></text:span></text:p>
      <text:p text:style-name="P33">***</text:p>
      <text:p text:style-name="P34"/>
      <text:p text:style-name="P35"><text:span text:style-name="T75">כעת </text:span>יש <text:span text:style-name="T75">בידנו </text:span>אלגוריתם למציאת חלוקה עם שיתוף מינימלי <text:span text:style-name="T74">בין שני אנשים, במקרה הפרטו שבו יחס הערכים הוא שונה לכל חפץ:</text:span></text:p>
      <text:list xml:id="list2094037928" text:style-name="L2">
        <text:list-item>
          <text:p text:style-name="P42">סדר את החפצים לפי סדר עולה <text:span text:style-name="T74">של יחס הערכים;</text:span></text:p>
        </text:list-item>
        <text:list-item>
          <text:p text:style-name="P43">העבר חפצים בהתאם לאלגוריתם "המנצח המתוקן”;</text:p>
        </text:list-item>
        <text:list-item>
          <text:p text:style-name="P43">אם תוך-כדי ההעברה התגלתה חלוקה ללא-קנאה בלי שיתוף כלל – החזר אותה; אחרת, החזר חלוקה ללא-קנאה עם שיתוף אחד (תמיד קיימת חלוקה כזאת).</text:p>
        </text:list-item>
      </text:list>
      <text:p text:style-name="P36">אלגוריתם זה הוכלל לאחרונה לשלושה <text:span text:style-name="T74">אנשים </text:span>או יותר. ראו: <text:a xlink:type="simple" xlink:href="https://arxiv.org/abs/1908.01669" text:style-name="Internet_20_link" text:visited-style-name="Visited_20_Internet_20_Link">https://arxiv.org/abs/1908.01669</text:a> </text:p>
      <text:p text:style-name="P37">אם יש חפצים עם יחס-ערכים זהה, אז צריך לבדוק את כל הסדרים האפשריים ביניהם. במקרה זה, האלגוריתם עלול להיות לא פולינומיאלי. </text:p>
      <text:p text:style-name="P37">במקרה הגרוע ביותר, כאשר כל יחס-הערכים זהה, הבעיה הופכת להיות שקולה לבעיה הנקראת <text:span text:style-name="T76">Partition, הידועה כבעיה NP-קשה.</text:span></text:p>
      <text:p text:style-name="P32"/>
      <text:p text:style-name="P26">מקורות</text:p>
      <text:list xml:id="list1573586852" text:style-name="L3">
        <text:list-item>
          <text:p text:style-name="P44"><text:span text:style-name="T1">Brams and Taylor: </text:span><text:span text:style-name="T2">"</text:span><text:span text:style-name="T1">Fair Division</text:span><text:span text:style-name="T2">"</text:span><text:span text:style-name="T1"> (1996 book), </text:span><text:span text:style-name="T2">"</text:span><text:span text:style-name="T1">The Win-Win Solution</text:span><text:span text:style-name="T2">"</text:span><text:span text:style-name="T1"> (1999 book).</text:span></text:p>
        </text:list-item>
        <text:list-item>
          <text:p text:style-name="P45">הקורס של ויליאם גסרך – כולל מצגות סטודנטים על יישומים של האלגוריתם במקרים שונים:http://www.cs.umd.edu/~gasarch/COURSES/209/S15</text:p>
          <text:list>
            <text:list-item>
              <text:p text:style-name="P46">מצגת על דונאלד ואיואנה: http://www.cs.umd.edu/~gasarch/COURSES/209/S15/trump.pptx</text:p>
            </text:list-item>
          </text:list>
        </text:list-item>
        <text:list-item>
          <text:p text:style-name="P45">האתר של אוניברסיטת ניו-יורק – כולל הדגמה חיה ואפשרות לשלם כדי לקבל הסכם פורמלי:http://www.nyu.edu/projects/adjustedwinner/</text:p>
        </text:list-item>
        <text:list-item>
          <text:p text:style-name="P45">http://fairoutcomes.com/fd.html</text:p>
        </text:list-item>
      </text:list>
      <text:p text:style-name="P29"/>
      <text:p text:style-name="P22">סיכם: אראל סגל-הלוי.</text:p>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A4" style:family="paragraph" style:default-outline-level="">
      <style:text-properties style:font-name="Liberation Serif" fo:font-family="'Liberation Serif'"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1"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1"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1"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1"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sited_20_Internet_20_Link" style:display-name="Visited Internet Link"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Quotation"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2" style:font-family-complex="'Noto Sans'" style:font-family-generic-complex="system" style:font-pitch-complex="variable" style:font-size-complex="12pt"/>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2" style:font-family-complex="'Noto Sans'" style:font-family-generic-complex="system" style:font-pitch-complex="variable" style:font-size-complex="12pt"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0-11-21T23:48:40.334000000</dc:date>
    <meta:editing-duration>P14DT19H37M4S</meta:editing-duration>
    <meta:editing-cycles>1649</meta:editing-cycles>
    <meta:document-statistic meta:table-count="0" meta:image-count="0" meta:object-count="0" meta:page-count="1" meta:paragraph-count="59" meta:word-count="1091" meta:character-count="6235" meta:non-whitespace-character-count="5157"/>
  </office:meta>
</office:document-meta>
</file>